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pt sans" svg:font-family="'pt sans', Helvetica, Arial, sans-serif"/>
    <style:font-face style:name="Lucida Sans1" svg:font-family="'Lucida Sans'" style:font-family-generic="swiss"/>
    <style:font-face style:name="Amiri Quran" svg:font-family="'Amiri Quran'" style:font-pitch="variable"/>
    <style:font-face style:name="Linux Biolinum G" svg:font-family="'Linux Biolinum G'" style:font-pitch="variable"/>
    <style:font-face style:name="Algerian" svg:font-family="Algerian" style:font-family-generic="decorative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paragraph-properties fo:margin-left="0cm" fo:margin-right="0cm" fo:orphans="2" fo:widows="2" fo:text-indent="0cm" style:auto-text-indent="false"/>
    </style:style>
    <style:style style:name="P2" style:family="paragraph" style:parent-style-name="Standard" style:list-style-name="L1">
      <style:text-properties fo:language="en" fo:country="US" officeooo:rsid="00184bcd" officeooo:paragraph-rsid="00184bcd"/>
    </style:style>
    <style:style style:name="P3" style:family="paragraph" style:parent-style-name="Standard" style:list-style-name="L1">
      <style:text-properties fo:language="en" fo:country="US" officeooo:rsid="0019d16c" officeooo:paragraph-rsid="0019d16c"/>
    </style:style>
    <style:style style:name="P4" style:family="paragraph" style:parent-style-name="Standard" style:list-style-name="L10">
      <style:text-properties fo:font-size="14pt" fo:language="ru" fo:country="RU" officeooo:rsid="001e84aa" officeooo:paragraph-rsid="001e84aa" style:font-size-asian="12.25pt" style:font-size-complex="14pt"/>
    </style:style>
    <style:style style:name="P5" style:family="paragraph" style:parent-style-name="Standard" style:list-style-name="L10">
      <style:text-properties fo:font-size="14pt" officeooo:rsid="001e84aa" officeooo:paragraph-rsid="001e84aa" style:font-size-asian="12.25pt" style:font-size-complex="14pt"/>
    </style:style>
    <style:style style:name="P6" style:family="paragraph" style:parent-style-name="Standard" style:list-style-name="Numbering_20_abc">
      <style:text-properties fo:font-size="14pt" officeooo:paragraph-rsid="001e84aa" style:font-size-asian="14pt" style:font-size-complex="14pt"/>
    </style:style>
    <style:style style:name="P7" style:family="paragraph" style:parent-style-name="Standard">
      <style:text-properties officeooo:paragraph-rsid="00173a05"/>
    </style:style>
    <style:style style:name="P8" style:family="paragraph" style:parent-style-name="Standard" style:list-style-name="L1">
      <style:text-properties fo:language="ru" fo:country="RU" officeooo:rsid="0019d16c" officeooo:paragraph-rsid="0019d16c"/>
    </style:style>
    <style:style style:name="P9" style:family="paragraph" style:parent-style-name="Standard" style:list-style-name="L1">
      <style:text-properties fo:language="ru" fo:country="RU" officeooo:rsid="001b4022" officeooo:paragraph-rsid="001b4022"/>
    </style:style>
    <style:style style:name="P10" style:family="paragraph" style:parent-style-name="Standard" style:list-style-name="L1">
      <style:text-properties fo:language="ru" fo:country="RU" officeooo:rsid="001f33a0" officeooo:paragraph-rsid="001f33a0"/>
    </style:style>
    <style:style style:name="P11" style:family="paragraph" style:parent-style-name="Standard">
      <style:text-properties style:font-name="Verdana" fo:font-size="14pt" fo:language="ru" fo:country="RU" fo:font-weight="normal" officeooo:rsid="00173a05" officeooo:paragraph-rsid="00173a05" style:font-size-asian="12.25pt" style:font-weight-asian="normal" style:font-size-complex="14pt" style:font-weight-complex="normal"/>
    </style:style>
    <style:style style:name="P12" style:family="paragraph" style:parent-style-name="Standard" style:list-style-name="L12">
      <style:text-properties style:font-name="Verdana" fo:font-size="14pt" fo:language="ru" fo:country="RU" officeooo:rsid="0021aa4d" officeooo:paragraph-rsid="0021aa4d" style:font-size-asian="14pt" style:font-size-complex="14pt"/>
    </style:style>
    <style:style style:name="P13" style:family="paragraph" style:parent-style-name="Standard">
      <style:text-properties style:font-name="Verdana" fo:font-size="14pt" fo:language="en" fo:country="US" fo:font-weight="normal" officeooo:rsid="00173a05" officeooo:paragraph-rsid="00173a05" style:font-size-asian="12.25pt" style:font-weight-asian="normal" style:font-size-complex="14pt" style:font-weight-complex="normal"/>
    </style:style>
    <style:style style:name="P14" style:family="paragraph" style:parent-style-name="Standard" style:list-style-name="Numbering_20_abc">
      <style:text-properties style:font-name="Verdana" fo:font-size="14pt" fo:language="en" fo:country="US" officeooo:rsid="001e84aa" officeooo:paragraph-rsid="001e84aa" style:font-size-asian="14pt" style:font-size-complex="14pt"/>
    </style:style>
    <style:style style:name="P15" style:family="paragraph" style:parent-style-name="Standard">
      <style:text-properties style:font-name="Verdana" fo:font-size="14pt" fo:language="en" fo:country="US" officeooo:rsid="001e84aa" officeooo:paragraph-rsid="001e84aa" style:font-size-asian="14pt" style:font-size-complex="14pt"/>
    </style:style>
    <style:style style:name="P16" style:family="paragraph" style:parent-style-name="Standard">
      <style:text-properties style:font-name="Verdana" fo:font-size="14pt" fo:language="en" fo:country="US" officeooo:rsid="001ebc2a" officeooo:paragraph-rsid="001ebc2a" style:font-size-asian="14pt" style:font-size-complex="14pt"/>
    </style:style>
    <style:style style:name="P17" style:family="paragraph" style:parent-style-name="Standard" style:list-style-name="L12">
      <style:text-properties style:font-name="Verdana" fo:font-size="14pt" fo:language="en" fo:country="US" officeooo:rsid="001ebc2a" officeooo:paragraph-rsid="001ebc2a" style:font-size-asian="14pt" style:font-size-complex="14pt"/>
    </style:style>
    <style:style style:name="P18" style:family="paragraph" style:parent-style-name="Standard" style:list-style-name="L12">
      <style:text-properties style:font-name="Verdana" fo:font-size="14pt" fo:language="en" fo:country="US" officeooo:rsid="001f8590" officeooo:paragraph-rsid="001f8590" style:font-size-asian="14pt" style:font-size-complex="14pt"/>
    </style:style>
    <style:style style:name="P19" style:family="paragraph" style:parent-style-name="Standard" style:list-style-name="L12">
      <style:text-properties style:font-name="Verdana" fo:font-size="14pt" fo:language="en" fo:country="US" officeooo:rsid="002054df" officeooo:paragraph-rsid="002054df" style:font-size-asian="14pt" style:font-size-complex="14pt"/>
    </style:style>
    <style:style style:name="P20" style:family="paragraph" style:parent-style-name="Standard" style:list-style-name="L1">
      <style:text-properties style:font-name="Verdana" fo:language="en" fo:country="US" officeooo:rsid="0019d16c" officeooo:paragraph-rsid="0019d16c"/>
    </style:style>
    <style:style style:name="P21" style:family="paragraph" style:parent-style-name="Standard">
      <style:text-properties officeooo:rsid="00184bcd" officeooo:paragraph-rsid="00184bcd"/>
    </style:style>
    <style:style style:name="P22" style:family="paragraph" style:parent-style-name="Standard">
      <style:text-properties officeooo:rsid="00184bcd" officeooo:paragraph-rsid="0019d16c"/>
    </style:style>
    <style:style style:name="P23" style:family="paragraph" style:parent-style-name="Standard">
      <style:text-properties officeooo:paragraph-rsid="00184bcd"/>
    </style:style>
    <style:style style:name="P24" style:family="paragraph" style:parent-style-name="Standard" style:list-style-name="L3">
      <style:text-properties officeooo:paragraph-rsid="00173a05"/>
    </style:style>
    <style:style style:name="P25" style:family="paragraph" style:parent-style-name="Standard" style:list-style-name="L4">
      <style:text-properties officeooo:paragraph-rsid="00173a05"/>
    </style:style>
    <style:style style:name="P26" style:family="paragraph" style:parent-style-name="Standard" style:list-style-name="L5">
      <style:text-properties officeooo:paragraph-rsid="00173a05"/>
    </style:style>
    <style:style style:name="P27" style:family="paragraph" style:parent-style-name="Standard" style:list-style-name="L6">
      <style:text-properties officeooo:paragraph-rsid="00184bcd"/>
    </style:style>
    <style:style style:name="P28" style:family="paragraph" style:parent-style-name="Standard" style:list-style-name="L7">
      <style:text-properties officeooo:paragraph-rsid="00184bcd"/>
    </style:style>
    <style:style style:name="P29" style:family="paragraph" style:parent-style-name="Standard" style:list-style-name="L8">
      <style:text-properties officeooo:rsid="0019d16c" officeooo:paragraph-rsid="0019d16c"/>
    </style:style>
    <style:style style:name="P30" style:family="paragraph" style:parent-style-name="Standard">
      <style:text-properties officeooo:rsid="001b99eb" officeooo:paragraph-rsid="001b99eb"/>
    </style:style>
    <style:style style:name="P31" style:family="paragraph" style:parent-style-name="Standard" style:list-style-name="L9">
      <style:text-properties officeooo:rsid="001b99eb" officeooo:paragraph-rsid="001b99eb"/>
    </style:style>
    <style:style style:name="P32" style:family="paragraph" style:parent-style-name="Standard">
      <style:text-properties officeooo:paragraph-rsid="001cee76"/>
    </style:style>
    <style:style style:name="P33" style:family="paragraph" style:parent-style-name="Standard" style:list-style-name="L10">
      <style:text-properties officeooo:rsid="001cee76" officeooo:paragraph-rsid="001ebc2a"/>
    </style:style>
    <style:style style:name="P34" style:family="paragraph" style:parent-style-name="Standard" style:list-style-name="Numbering_20_abc">
      <style:text-properties officeooo:paragraph-rsid="001e84aa"/>
    </style:style>
    <style:style style:name="P35" style:family="paragraph" style:parent-style-name="Standard" style:list-style-name="L12">
      <style:text-properties officeooo:paragraph-rsid="001ebc2a"/>
    </style:style>
    <style:style style:name="P36" style:family="paragraph" style:parent-style-name="Standard" style:list-style-name="L12">
      <style:text-properties officeooo:paragraph-rsid="001f33a0"/>
    </style:style>
    <style:style style:name="P37" style:family="paragraph" style:parent-style-name="Standard" style:list-style-name="L12">
      <style:text-properties officeooo:rsid="001f33a0" officeooo:paragraph-rsid="001f33a0"/>
    </style:style>
    <style:style style:name="P38" style:family="paragraph" style:parent-style-name="Standard" style:list-style-name="L13">
      <style:text-properties officeooo:rsid="001f33a0" officeooo:paragraph-rsid="001f33a0"/>
    </style:style>
    <style:style style:name="P39" style:family="paragraph" style:parent-style-name="Standard" style:list-style-name="L12">
      <style:text-properties officeooo:rsid="001f8590" officeooo:paragraph-rsid="001f8590"/>
    </style:style>
    <style:style style:name="P40" style:family="paragraph" style:parent-style-name="Standard">
      <style:text-properties officeooo:rsid="001f8590" officeooo:paragraph-rsid="001f8590"/>
    </style:style>
    <style:style style:name="P41" style:family="paragraph" style:parent-style-name="Standard">
      <style:text-properties officeooo:rsid="0021aa4d" officeooo:paragraph-rsid="0021aa4d"/>
    </style:style>
    <style:style style:name="P42" style:family="paragraph" style:parent-style-name="Standard" style:list-style-name="L14">
      <style:text-properties officeooo:rsid="0021aa4d" officeooo:paragraph-rsid="0021aa4d"/>
    </style:style>
    <style:style style:name="P43" style:family="paragraph" style:parent-style-name="Standard" style:list-style-name="L15">
      <style:text-properties officeooo:rsid="0021aa4d" officeooo:paragraph-rsid="0021aa4d"/>
    </style:style>
    <style:style style:name="P44" style:family="paragraph" style:parent-style-name="Standard">
      <style:text-properties officeooo:rsid="002357e5" officeooo:paragraph-rsid="002357e5"/>
    </style:style>
    <style:style style:name="T1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9d16c"/>
    </style:style>
    <style:style style:name="T5" style:family="text">
      <style:text-properties style:font-name="Verdana"/>
    </style:style>
    <style:style style:name="T6" style:family="text">
      <style:text-properties style:font-name="Verdana" fo:font-size="14pt" fo:language="en" fo:country="US" fo:font-weight="normal" style:font-size-asian="12.25pt" style:font-weight-asian="normal" style:font-size-complex="14pt" style:font-weight-complex="normal"/>
    </style:style>
    <style:style style:name="T7" style:family="text">
      <style:text-properties style:font-name="Verdana" fo:font-size="14pt" fo:language="en" fo:country="US" fo:font-weight="normal" officeooo:rsid="00173a05" style:font-size-asian="12.25pt" style:font-weight-asian="normal" style:font-size-complex="14pt" style:font-weight-complex="normal"/>
    </style:style>
    <style:style style:name="T8" style:family="text">
      <style:text-properties style:font-name="Verdana" fo:font-size="14pt" fo:language="en" fo:country="US" fo:font-weight="normal" officeooo:rsid="00184bcd" style:font-size-asian="12.25pt" style:font-weight-asian="normal" style:font-size-complex="14pt" style:font-weight-complex="normal"/>
    </style:style>
    <style:style style:name="T9" style:family="text">
      <style:text-properties style:font-name="Verdana" fo:font-size="14pt" fo:language="en" fo:country="US" fo:font-weight="normal" officeooo:rsid="0019d16c" style:font-size-asian="12.25pt" style:font-weight-asian="normal" style:font-size-complex="14pt" style:font-weight-complex="normal"/>
    </style:style>
    <style:style style:name="T10" style:family="text">
      <style:text-properties style:font-name="Verdana" fo:font-size="14pt" fo:language="en" fo:country="US" fo:font-weight="normal" officeooo:rsid="001e84aa" style:font-size-asian="12.25pt" style:font-weight-asian="normal" style:font-size-complex="14pt" style:font-weight-complex="normal"/>
    </style:style>
    <style:style style:name="T11" style:family="text">
      <style:text-properties style:font-name="Verdana" fo:font-size="14pt" fo:language="en" fo:country="US" style:font-size-asian="14pt" style:font-size-complex="14pt"/>
    </style:style>
    <style:style style:name="T12" style:family="text">
      <style:text-properties style:font-name="Verdana" fo:font-size="14pt" fo:language="en" fo:country="US" officeooo:rsid="001e84aa" style:font-size-asian="14pt" style:font-size-complex="14pt"/>
    </style:style>
    <style:style style:name="T13" style:family="text">
      <style:text-properties style:font-name="Verdana" fo:font-size="14pt" fo:language="ru" fo:country="RU" fo:font-weight="normal" style:font-size-asian="12.25pt" style:font-weight-asian="normal" style:font-size-complex="14pt" style:font-weight-complex="normal"/>
    </style:style>
    <style:style style:name="T14" style:family="text">
      <style:text-properties style:font-name="Verdana" fo:font-size="14pt" fo:language="ru" fo:country="RU" fo:font-weight="normal" officeooo:rsid="00184bcd" style:font-size-asian="12.25pt" style:font-weight-asian="normal" style:font-size-complex="14pt" style:font-weight-complex="normal"/>
    </style:style>
    <style:style style:name="T15" style:family="text">
      <style:text-properties style:font-name="Verdana" fo:font-size="14pt" fo:language="ru" fo:country="RU" fo:font-weight="normal" officeooo:rsid="00173a05" style:font-size-asian="12.25pt" style:font-weight-asian="normal" style:font-size-complex="14pt" style:font-weight-complex="normal"/>
    </style:style>
    <style:style style:name="T16" style:family="text">
      <style:text-properties style:font-name="Verdana" fo:font-size="14pt" fo:language="ru" fo:country="RU" fo:font-weight="normal" officeooo:rsid="0019d16c" style:font-size-asian="12.25pt" style:font-weight-asian="normal" style:font-size-complex="14pt" style:font-weight-complex="normal"/>
    </style:style>
    <style:style style:name="T17" style:family="text">
      <style:text-properties style:font-name="Verdana" fo:font-size="14pt" fo:language="ru" fo:country="RU" fo:font-weight="normal" officeooo:rsid="001b4022" style:font-size-asian="12.25pt" style:font-weight-asian="normal" style:font-size-complex="14pt" style:font-weight-complex="normal"/>
    </style:style>
    <style:style style:name="T18" style:family="text">
      <style:text-properties style:font-name="Verdana" fo:font-size="14pt" fo:language="ru" fo:country="RU" fo:font-weight="normal" officeooo:rsid="001cee76" style:font-size-asian="12.25pt" style:font-weight-asian="normal" style:font-size-complex="14pt" style:font-weight-complex="normal"/>
    </style:style>
    <style:style style:name="T19" style:family="text">
      <style:text-properties style:font-name="Verdana" fo:font-size="14pt" fo:language="ru" fo:country="RU" fo:font-weight="normal" officeooo:rsid="001e84aa" style:font-size-asian="12.25pt" style:font-weight-asian="normal" style:font-size-complex="14pt" style:font-weight-complex="normal"/>
    </style:style>
    <style:style style:name="T20" style:family="text">
      <style:text-properties style:font-name="Verdana" fo:font-size="14pt" fo:language="ru" fo:country="RU" style:font-size-asian="14pt" style:font-size-complex="14pt"/>
    </style:style>
    <style:style style:name="T21" style:family="text">
      <style:text-properties style:font-name="Verdana" fo:font-size="14pt" fo:language="ru" fo:country="RU" officeooo:rsid="001ebc2a" style:font-size-asian="14pt" style:font-size-complex="14pt"/>
    </style:style>
    <style:style style:name="T22" style:family="text">
      <style:text-properties style:font-name="Verdana" fo:font-size="14pt" fo:language="ru" fo:country="RU" officeooo:rsid="001f33a0" style:font-size-asian="14pt" style:font-size-complex="14pt"/>
    </style:style>
    <style:style style:name="T23" style:family="text">
      <style:text-properties style:font-name="Verdana" fo:font-size="14pt" fo:language="ru" fo:country="RU" officeooo:rsid="001e84aa" style:font-size-asian="14pt" style:font-size-complex="14pt"/>
    </style:style>
    <style:style style:name="T24" style:family="text">
      <style:text-properties style:font-name="Verdana" fo:font-size="14pt" fo:language="ru" fo:country="RU" officeooo:rsid="001f8590" style:font-size-asian="14pt" style:font-size-complex="14pt"/>
    </style:style>
    <style:style style:name="T25" style:family="text">
      <style:text-properties style:font-name="Verdana" fo:font-size="14pt" style:font-size-asian="14pt" style:font-size-complex="14pt"/>
    </style:style>
    <style:style style:name="T26" style:family="text">
      <style:text-properties style:font-name="Verdana" fo:font-size="14pt" fo:font-weight="normal" style:font-size-asian="12.25pt" style:font-weight-asian="normal" style:font-size-complex="14pt" style:font-weight-complex="normal"/>
    </style:style>
    <style:style style:name="T27" style:family="text">
      <style:text-properties style:font-name="Verdana" fo:language="en" fo:country="US" fo:font-weight="normal" style:font-weight-asian="normal" style:font-weight-complex="normal"/>
    </style:style>
    <style:style style:name="T28" style:family="text">
      <style:text-properties style:font-name="Verdana" fo:language="en" fo:country="US" officeooo:rsid="001e84aa"/>
    </style:style>
    <style:style style:name="T29" style:family="text">
      <style:text-properties style:font-name="Verdana" fo:language="en" fo:country="US" officeooo:rsid="001f8590"/>
    </style:style>
    <style:style style:name="T30" style:family="text">
      <style:text-properties style:font-name="Verdana" fo:font-size="10pt" fo:language="ru" fo:country="RU" fo:font-weight="normal" fo:background-color="#dee7e5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Verdana" fo:font-size="10pt" fo:language="ru" fo:country="RU" fo:background-color="#dee7e5" loext:char-shading-value="0" style:font-size-asian="10pt" style:font-size-complex="10pt"/>
    </style:style>
    <style:style style:name="T32" style:family="text">
      <style:text-properties style:font-name="Verdana" fo:font-size="10pt" fo:language="ru" fo:country="RU" style:text-underline-style="none" officeooo:rsid="001f8590" fo:background-color="#dee7e5" loext:char-shading-value="0" style:font-size-asian="10pt" style:font-size-complex="10pt"/>
    </style:style>
    <style:style style:name="T33" style:family="text">
      <style:text-properties style:font-name="Verdana" fo:language="ru" fo:country="RU" fo:font-weight="normal" style:font-weight-asian="normal" style:font-weight-complex="normal"/>
    </style:style>
    <style:style style:name="T34" style:family="text">
      <style:text-properties style:font-name="Verdana" fo:language="ru" fo:country="RU" officeooo:rsid="001e84aa"/>
    </style:style>
    <style:style style:name="T35" style:family="text">
      <style:text-properties style:font-name="Verdana" fo:font-weight="normal" style:font-weight-asian="normal" style:font-weight-complex="normal"/>
    </style:style>
    <style:style style:name="T36" style:family="text">
      <style:text-properties fo:color="#333333" style:font-name="pt sans" fo:font-size="9pt" fo:letter-spacing="normal" fo:font-style="italic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Тех задание. </text:p>
      <text:p text:style-name="P11"/>
      <text:p text:style-name="P13"><text:span text:style-name="T4">Рабочее название </text:span>““Telegram admin panel””</text:p>
      <text:p text:style-name="P11"/>
      <text:p text:style-name="P11">1. Платформа:</text:p>
      <text:list xml:id="list1543014677" text:style-name="L3">
        <text:list-item>
          <text:p text:style-name="P24"><text:span text:style-name="T25">сервер </text:span><text:span text:style-name="T11">Ubuntu 18.04</text:span></text:p>
        </text:list-item>
      </text:list>
      <text:p text:style-name="P11"><text:span text:style-name="T2"/></text:p>
      <text:p text:style-name="P11"><text:span text:style-name="T2">2. </text:span>Тип приложения:</text:p>
      <text:list xml:id="list387611396" text:style-name="L4">
        <text:list-item>
          <text:p text:style-name="P25"><text:span text:style-name="T7">web–</text:span><text:span text:style-name="T15">приложение</text:span></text:p>
        </text:list-item>
      </text:list>
      <text:p text:style-name="P11"/>
      <text:p text:style-name="P13">3. <text:span text:style-name="T3">Используемые технологии:</text:span></text:p>
      <text:list xml:id="list2574909260" text:style-name="L5">
        <text:list-item>
          <text:p text:style-name="P26"><text:span text:style-name="T15">Языки Программирования: </text:span><text:span text:style-name="T7">Python 3.7, JavaScript</text:span></text:p>
        </text:list-item>
        <text:list-item>
          <text:p text:style-name="P26"><text:span text:style-name="T15">База Данных: PostgreSQL</text:span></text:p>
        </text:list-item>
        <text:list-item>
          <text:p text:style-name="P26"><text:span text:style-name="T15">Фреймворки: </text:span><text:span text:style-name="T7">Django 4.1.1</text:span></text:p>
        </text:list-item>
        <text:list-item>
          <text:p text:style-name="P26"><text:span text:style-name="T15">Другие: </text:span><text:span text:style-name="T7">Docker</text:span><text:span text:style-name="T16">, </text:span><text:span text:style-name="T9">Bootstrap</text:span></text:p>
        </text:list-item>
        <text:list-item>
          <text:p text:style-name="P26"><text:span text:style-name="T14">Основные </text:span><text:span text:style-name="T8">python </text:span><text:span text:style-name="T14">зависимости: (</text:span><text:span text:style-name="T8">PyTelegramBotApi, Pillow, psql-connector, gunicorn)</text:span></text:p>
        </text:list-item>
      </text:list>
      <text:p text:style-name="P7"><text:span text:style-name="T8"/></text:p>
      <text:p text:style-name="P21"><text:span text:style-name="T6">4. </text:span><text:span text:style-name="T13">Пользователи, разрешения</text:span><text:span text:style-name="T6">:</text:span></text:p>
      <text:list xml:id="list1017364587" text:style-name="L6">
        <text:list-item>
          <text:p text:style-name="P27"><text:span text:style-name="T14">Администраторы сайта</text:span></text:p>
        </text:list-item>
      </text:list>
      <text:p text:style-name="P23"><text:span text:style-name="T14"><text:tab/><text:tab/></text:span><text:span text:style-name="T8">CRUD</text:span><text:span text:style-name="T8"><text:note text:id="ftn0" text:note-class="footnote"><text:note-citation>1</text:note-citation><text:note-body><text:p text:style-name="P1"><text:span text:style-name="T36"><text:s/>CRUD (сокр. от англ. create, read, update, delete — «создать, прочесть, обновить, удалить»)</text:span> </text:p></text:note-body></text:note></text:span><text:span text:style-name="T8"> </text:span><text:span text:style-name="T14">любых данных</text:span></text:p>
      <text:list xml:id="list1802545317" text:style-name="L7">
        <text:list-item>
          <text:p text:style-name="P28"><text:span text:style-name="T14">Пользователи сайта</text:span></text:p>
        </text:list-item>
      </text:list>
      <text:p text:style-name="P21"><text:span text:style-name="T13"><text:tab/><text:tab/>Создавать Аккаунты</text:span></text:p>
      <text:p text:style-name="P21"><text:span text:style-name="T13"><text:tab/><text:tab/>Изменять Статус Оплаты</text:span></text:p>
      <text:p text:style-name="P22"><text:span text:style-name="T13"><text:tab/><text:tab/></text:span><text:span text:style-name="T6">CRUD </text:span><text:span text:style-name="T13">Ботов, Постов, Чатов</text:span><text:span text:style-name="T16">, Медиа файлов</text:span></text:p>
      <text:p text:style-name="P22"><text:span text:style-name="T16"/></text:p>
      <text:p text:style-name="P30"><text:span text:style-name="T16">5. </text:span><text:span text:style-name="T13">Предназначение</text:span></text:p>
      <text:list xml:id="list2952762814" text:style-name="L9">
        <text:list-item>
          <text:p text:style-name="P31"><text:span text:style-name="T13">Приложение изначально предназначается для администраторов </text:span><text:span text:style-name="T6">Telegram </text:span><text:span text:style-name="T13">каналов</text:span></text:p>
        </text:list-item>
        <text:list-item>
          <text:p text:style-name="P31"><text:span text:style-name="T13">Приложение должно облегчить и автоматизировать рассылку постов по целевым каналам</text:span></text:p>
        </text:list-item>
      </text:list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3"><text:soft-page-break/><text:span text:style-name="T14">6. Функционал:</text:span></text:p>
      <text:list xml:id="list154980706" text:style-name="L8">
        <text:list-item>
          <text:p text:style-name="P29"><text:span text:style-name="T13">Регистрация и аутентификация через сайт</text:span></text:p>
        </text:list-item>
      </text:list>
      <text:list xml:id="list155227630" text:style-name="L1">
        <text:list-item>
          <text:p text:style-name="P2"><text:span text:style-name="T26">CRUD </text:span><text:span text:style-name="T13">Пользователей, Ботов, Постов, Чатов, </text:span><text:span text:style-name="T16">Медиа файлов</text:span></text:p>
        </text:list-item>
        <text:list-item>
          <text:p text:style-name="P8"><text:span text:style-name="T26">Пользователь видит только то, что им создано</text:span></text:p>
        </text:list-item>
        <text:list-item>
          <text:p text:style-name="P3"><text:span text:style-name="T13">Оплата сервиса через сайт</text:span></text:p>
        </text:list-item>
        <text:list-item>
          <text:p text:style-name="P3"><text:span text:style-name="T13">Постинг </text:span><text:span text:style-name="T17">осуществляется </text:span><text:span text:style-name="T13">по </text:span><text:span text:style-name="T17">заданному </text:span><text:span text:style-name="T13">расписанию</text:span></text:p>
        </text:list-item>
        <text:list-item>
          <text:p text:style-name="P3"><text:span text:style-name="T13">Предпросмотр Поста</text:span></text:p>
        </text:list-item>
        <text:list-item>
          <text:p text:style-name="P9"><text:span text:style-name="T26">Поддержка различных типов Постов</text:span></text:p>
        </text:list-item>
        <text:list-item>
          <text:p text:style-name="P9"><text:span text:style-name="T26">Поддержка различных типов Медиа файлов</text:span></text:p>
        </text:list-item>
        <text:list-item>
          <text:p text:style-name="P9"><text:span text:style-name="T26">Возможность добавлять к посту Кнопки</text:span></text:p>
        </text:list-item>
        <text:list-item>
          <text:p text:style-name="P10"><text:span text:style-name="T26">Просмотр статистики канала</text:span></text:p>
          <text:p text:style-name="P9"><text:span text:style-name="T26"/></text:p>
        </text:list-item>
      </text:list>
      <text:p text:style-name="P32"><text:span text:style-name="T18">7. Детали реализации.</text:span></text:p>
      <text:list xml:id="list3093634629" text:style-name="L10">
        <text:list-item>
          <text:p text:style-name="P33"><text:span text:style-name="T13">Стиль</text:span><text:span text:style-name="T6"> </text:span><text:span text:style-name="T10">с</text:span><text:span text:style-name="T19">ай</text:span><text:span text:style-name="T19">та</text:span><text:span text:style-name="T6"> </text:span><text:span text:style-name="T13">основан на шаблоне </text:span><text:span text:style-name="T6">Bootstrap</text:span><text:span text:style-name="T13">: </text:span><text:a xlink:type="simple" xlink:href="https://demos.creative-tim.com/black-dashboard/examples/dashboard.html" text:style-name="Internet_20_link" text:visited-style-name="Visited_20_Internet_20_Link"><text:span text:style-name="T30">demos.creative-tim.com/black-dashboard/examples/dashboard.html</text:span></text:a></text:p>
        </text:list-item>
        <text:list-item>
          <text:p text:style-name="P5"><text:span text:style-name="T33">Проект запущен в </text:span><text:span text:style-name="T27">docker container</text:span></text:p>
        </text:list-item>
        <text:list-item>
          <text:p text:style-name="P4"><text:span text:style-name="T35">Основные модели:</text:span></text:p>
        </text:list-item>
      </text:list>
      <text:list xml:id="list2681425963" text:style-name="Numbering_20_abc">
        <text:list-item>
          <text:p text:style-name="P6"><text:span text:style-name="T28">User (</text:span><text:span text:style-name="T34">поля из </text:span><text:span text:style-name="T29">Django-user</text:span><text:span text:style-name="T34">, срок окончания действия подписки, снято ли ограничение на кол-во постов</text:span><text:span text:style-name="T28">)</text:span></text:p>
        </text:list-item>
        <text:list-item>
          <text:p text:style-name="P14">Bot (token, User)</text:p>
        </text:list-item>
        <text:list-item>
          <text:p text:style-name="P14">Button (button)</text:p>
        </text:list-item>
        <text:list-item>
          <text:p text:style-name="P14">Post (Bot, User, Button, type, text, <text:span text:style-name="T3">дата выхода по расписанию, </text:span>is_active)</text:p>
        </text:list-item>
        <text:list-item>
          <text:p text:style-name="P14">Media (Post, media)</text:p>
        </text:list-item>
        <text:list-item>
          <text:p text:style-name="P34"><text:span text:style-name="T12">Chat (User, Bot, type, </text:span><text:span text:style-name="T21">название, </text:span><text:span text:style-name="T23">ссылка на чат</text:span><text:span text:style-name="T22">, статистика</text:span><text:span text:style-name="T23">)</text:span></text:p>
        </text:list-item>
      </text:list>
      <text:list xml:id="list2384548873" text:style-name="L13">
        <text:list-item>
          <text:p text:style-name="P38"><text:span text:style-name="T23">С</text:span><text:span text:style-name="T20">татистика собирается с помощью сервиса </text:span><text:a xlink:type="simple" xlink:href="https://api.tgstat.ru/docs/" text:style-name="Internet_20_link" text:visited-style-name="Visited_20_Internet_20_Link"><text:span text:style-name="T31">api.tgstat.ru</text:span></text:a></text:p>
        </text:list-item>
      </text:list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6"><text:soft-page-break/><text:span text:style-name="T3">8. Работа с приложением</text:span></text:p>
      <text:list xml:id="list2443680108" text:style-name="L12">
        <text:list-item>
          <text:p text:style-name="P17"><text:span text:style-name="T3">Пользователь регистрируется на сайте.</text:span></text:p>
        </text:list-item>
        <text:list-item>
          <text:p text:style-name="P17"><text:span text:style-name="T3">Сразу же пользователю предлагается добавить Телеграм Бота, а также добавить этого бота в свои каналы</text:span></text:p>
        </text:list-item>
        <text:list-item>
          <text:p text:style-name="P17"><text:span text:style-name="T3">После того как бот добавлен предлагается добавить посты, каналы, внести посты в расписание.</text:span></text:p>
        </text:list-item>
        <text:list-item>
          <text:p text:style-name="P18"><text:span text:style-name="T3">Пост может быть различных типов, а также включать в себя различные типы медиа файлов .</text:span></text:p>
        </text:list-item>
        <text:list-item>
          <text:p text:style-name="P19"><text:span text:style-name="T3">К посту можно добавить кнопки реакции.</text:span></text:p>
        </text:list-item>
        <text:list-item>
          <text:p text:style-name="P12">Есть возможность пред просмотра поста.</text:p>
        </text:list-item>
        <text:list-item>
          <text:p text:style-name="P35"><text:span text:style-name="T21">Пост постится во все каналы согласно расписания. Пост можно отправить </text:span><text:span text:style-name="T22">один</text:span><text:span text:style-name="T21"> раз за сутки.</text:span></text:p>
        </text:list-item>
        <text:list-item>
          <text:p text:style-name="P36"><text:span text:style-name="T21">П</text:span><text:span text:style-name="T22">ользователь видит всю статистику каналов на своей основной странице. </text:span><text:span text:style-name="T24">Конкретные данные здесь: </text:span><text:a xlink:type="simple" xlink:href="https://habr.com/ru/post/672122/" text:style-name="Internet_20_link" text:visited-style-name="Visited_20_Internet_20_Link"><text:span text:style-name="T32">habr.com/ru/post/672122</text:span></text:a></text:p>
        </text:list-item>
        <text:list-item>
          <text:p text:style-name="P37"><text:span text:style-name="T21">П</text:span><text:span text:style-name="T20">ри блокировке бота, необходимо заменить </text:span><text:span text:style-name="T11">Token </text:span><text:span text:style-name="T20">старого бота на новый и внести изменения в самих </text:span><text:span text:style-name="T11">tg-</text:span><text:span text:style-name="T20">каналах.</text:span></text:p>
        </text:list-item>
        <text:list-item>
          <text:p text:style-name="P39"><text:span text:style-name="T20">Удаление Бота приведет к удалению постов и каналов связанных с этим ботом.</text:span></text:p>
        </text:list-item>
        <text:list-item>
          <text:p text:style-name="P39"><text:span text:style-name="T20">Администратор сайта видит всю статистику по пользователям, ботам, постам, каналам.</text:span></text:p>
        </text:list-item>
      </text:list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0"><text:span text:style-name="T20"/></text:p>
      <text:p text:style-name="P41"><text:soft-page-break/><text:span text:style-name="T20">9. Сроки реализации</text:span></text:p>
      <text:list xml:id="list3791431363" text:style-name="L14">
        <text:list-item>
          <text:p text:style-name="P42"><text:span text:style-name="T20">1 месяц </text:span><text:span text:style-name="T11">beta-</text:span><text:span text:style-name="T20">версия</text:span></text:p>
        </text:list-item>
        <text:list-item>
          <text:p text:style-name="P42"><text:span text:style-name="T20">+ 2 нелели на тестирование и доработку</text:span></text:p>
          <text:p text:style-name="P42"><text:span text:style-name="T20"/></text:p>
        </text:list-item>
      </text:list>
      <text:p text:style-name="P41"><text:span text:style-name="T20">10. Стоимость</text:span></text:p>
      <text:list xml:id="list2931262035" text:style-name="L15">
        <text:list-item>
          <text:p text:style-name="P43"><text:span text:style-name="T20">45000р</text:span></text:p>
        </text:list-item>
        <text:list-item>
          <text:p text:style-name="P43"><text:span text:style-name="T20">40000р без подключения автоматической оплаты </text:span></text:p>
        </text:list-item>
      </text:list>
      <text:p text:style-name="P41"><text:span text:style-name="T20"/></text:p>
      <text:p text:style-name="P41"><text:span text:style-name="T20"/></text:p>
      <text:p text:style-name="P41"><text:span text:style-name="T20"/></text:p>
      <text:p text:style-name="P44"><text:span text:style-name="T20">Дополнения приветствуются. Добавь свои замечания и дополнения по проекту в конец пункта 8, выделив напечатанное красным шрифтом</text:span></text:p>
      <text:p text:style-name="P15"><text:span text:style-name="T3"/></text:p>
      <text:list xml:id="list230158637130777" text:continue-list="list155227630" text:style-name="L1">
        <text:list-header>
          <text:p text:style-name="P20"><text:span text:style-name="T1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pt sans" svg:font-family="'pt sans', Helvetica, Arial, sans-serif"/>
    <style:font-face style:name="Lucida Sans1" svg:font-family="'Lucida Sans'" style:font-family-generic="swiss"/>
    <style:font-face style:name="Amiri Quran" svg:font-family="'Amiri Quran'" style:font-pitch="variable"/>
    <style:font-face style:name="Linux Biolinum G" svg:font-family="'Linux Biolinum G'" style:font-pitch="variable"/>
    <style:font-face style:name="Algerian" svg:font-family="Algerian" style:font-family-generic="decorative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fo:font-size="15pt" style:font-name-asian="OpenSymbol" style:font-family-asian="OpenSymbol" style:font-charset-asian="x-symbol" style:font-size-asian="13.1000003814697pt" style:font-name-complex="OpenSymbol" style:font-family-complex="OpenSymbol" style:font-charset-complex="x-symbol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14pt" style:font-size-asian="12.25pt" style:font-size-complex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65cm" fo:text-indent="-0.7cm" fo:margin-left="1.96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65cm" fo:text-indent="-0.7cm" fo:margin-left="2.66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366cm" fo:text-indent="-0.7cm" fo:margin-left="3.366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066cm" fo:text-indent="-0.7cm" fo:margin-left="4.066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766cm" fo:text-indent="-0.7cm" fo:margin-left="4.766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466cm" fo:text-indent="-0.7cm" fo:margin-left="5.46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167cm" fo:text-indent="-0.7cm" fo:margin-left="6.167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867cm" fo:text-indent="-0.7cm" fo:margin-left="6.867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567cm" fo:text-indent="-0.7cm" fo:margin-left="7.567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267cm" fo:text-indent="-0.7cm" fo:margin-left="8.26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2T20:35:03.661000000</meta:creation-date>
    <dc:date>2022-10-02T23:01:56.929000000</dc:date>
    <meta:editing-duration>PT8M38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4" meta:paragraph-count="67" meta:word-count="421" meta:character-count="2866" meta:non-whitespace-character-count="2546"/>
  </office:meta>
</office:document-meta>
</file>